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5E000001908A6329D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s-strategy-title" style:list-style-name="L3">
      <style:graphic-properties draw:fill-color="#ffffff" draw:auto-grow-height="true" fo:min-height="3.506cm"/>
    </style:style>
    <style:style style:name="pr2" style:family="presentation" style:parent-style-name="prs-strategy-outline1">
      <style:graphic-properties draw:auto-grow-height="true" fo:min-height="13.23cm"/>
    </style:style>
    <style:style style:name="pr3" style:family="presentation" style:parent-style-name="prs-strategy-notes">
      <style:graphic-properties draw:fill-color="#ffffff" draw:auto-grow-height="true" fo:min-height="11.409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1">
        <draw:frame presentation:style-name="pr1" draw:text-style-name="P1" draw:layer="layout" svg:width="23.911cm" svg:height="4.726cm" svg:x="2.058cm" svg:y="-0.285cm" presentation:class="title" presentation:user-transformed="true">
          <draw:text-box>
            <text:p text:style-name="P1">Виды разгрузок<text:line-break/>В данном году биномом ньютона</text:p>
          </draw:text-box>
        </draw:frame>
        <draw:frame presentation:style-name="pr2" draw:text-style-name="P2" draw:layer="layout" svg:width="23.548cm" svg:height="13.23cm" svg:x="3.023cm" svg:y="6.178cm" presentation:class="outline">
          <draw:text-box>
            <text:p text:style-name="P2">Носилки(Арена) </text:p>
            <text:p text:style-name="P2">Мост(Холод)</text:p>
            <text:p text:style-name="P2">Перила(Бетон)</text:p>
          </draw:text-box>
        </draw:frame>
        <draw:frame draw:style-name="gr1" draw:layer="layout" svg:width="17.451cm" svg:height="8.197cm" svg:x="2.749cm" svg:y="10.6cm">
          <draw:image xlink:href="Pictures/100000000000035E000001908A6329D3.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22T08:06:39.37</meta:creation-date>
    <dc:language>en-US</dc:language>
    <meta:editing-cycles>3</meta:editing-cycles>
    <meta:editing-duration>PT2M54S</meta:editing-duration>
    <meta:initial-creator>Сергей Молочников</meta:initial-creator>
    <dc:date>2023-05-22T08:09:28.47</dc:date>
    <dc:creator>Сергей Молочников</dc:creator>
    <meta:document-statistic meta:object-count="14"/>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